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none"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49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Palatino" style:font-family-generic="roman" style:font-pitch="variable" fo:font-size="12pt" fo:font-style="italic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family="Palatino" style:font-family-generic="roman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6cm" svg:height="2.499cm" svg:x="1.405cm" svg:y="0.891cm" svg:viewBox="0 0 6001 2500" draw:points="0,2499 0,0 1000,500 1500,1500 3000,1500 3500,1000 4500,1000 5000,500 6000,500 6000,2499">
          <text:p text:style-name="P2"/>
        </draw:polygon>
        <draw:g>
          <draw:polygon draw:style-name="gr2" draw:text-style-name="P1" draw:layer="layout" svg:width="6cm" svg:height="2.499cm" svg:x="10.825cm" svg:y="0.891cm" svg:viewBox="0 0 6001 2500" draw:points="0,2499 0,0 1000,500 1500,1500 3000,1500 3500,1000 4500,1000 5000,500 6000,500 6000,2499">
            <text:p text:style-name="P2"/>
          </draw:polygon>
          <draw:line draw:style-name="gr3" draw:text-style-name="P1" draw:layer="layout" svg:x1="11.825cm" svg:y1="3.39cm" svg:x2="11.825cm" svg:y2="1.391cm">
            <text:p text:style-name="P2"/>
          </draw:line>
          <draw:line draw:style-name="gr3" draw:text-style-name="P1" draw:layer="layout" svg:x1="12.325cm" svg:y1="2.391cm" svg:x2="12.325cm" svg:y2="3.39cm">
            <text:p text:style-name="P2"/>
          </draw:line>
          <draw:line draw:style-name="gr3" draw:text-style-name="P1" draw:layer="layout" svg:x1="13.825cm" svg:y1="2.391cm" svg:x2="13.825cm" svg:y2="3.39cm">
            <text:p text:style-name="P2"/>
          </draw:line>
          <draw:line draw:style-name="gr3" draw:text-style-name="P1" draw:layer="layout" svg:x1="14.325cm" svg:y1="1.891cm" svg:x2="14.325cm" svg:y2="3.39cm">
            <text:p text:style-name="P2"/>
          </draw:line>
          <draw:line draw:style-name="gr3" draw:text-style-name="P1" draw:layer="layout" svg:x1="15.325cm" svg:y1="1.891cm" svg:x2="15.325cm" svg:y2="3.39cm">
            <text:p text:style-name="P2"/>
          </draw:line>
          <draw:line draw:style-name="gr3" draw:text-style-name="P1" draw:layer="layout" svg:x1="15.825cm" svg:y1="1.391cm" svg:x2="15.825cm" svg:y2="3.39cm">
            <text:p text:style-name="P2"/>
          </draw:line>
        </draw:g>
        <draw:frame draw:style-name="gr4" draw:text-style-name="P3" draw:layer="layout" svg:width="5.646cm" svg:height="4.704cm" svg:x="1.582cm" svg:y="3.89cm">
          <draw:text-box>
            <text:p text:style-name="P2"><text:span text:style-name="T1">A complicated piece of terrain</text:span></text:p>
          </draw:text-box>
        </draw:frame>
        <draw:frame draw:style-name="gr5" draw:text-style-name="P3" draw:layer="layout" svg:width="5.286cm" svg:height="7.799cm" svg:x="11.182cm" svg:y="3.89cm">
          <draw:text-box>
            <text:p text:style-name="P2"><text:span text:style-name="T1">The same terrain as a series</text:span></text:p>
            <text:p text:style-name="P4"><text:span text:style-name="T1">of parallelogra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9cm" fo:margin-bottom="0.448cm" fo:margin-left="0.423cm" fo:margin-right="0.499cm" fo:page-width="21cm" fo:page-height="5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7-12-27T17:03:43</meta:creation-date>
    <dc:creator>Rhodri James</dc:creator>
    <dc:date>2008-07-13T20:19:06</dc:date>
    <dc:language>en-GB</dc:language>
    <meta:editing-cycles>4</meta:editing-cycles>
    <meta:editing-duration>PT22M2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